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40000011915926B098ED12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" style:family="graphic" style:parent-style-name="objectwithoutfill">
      <style:graphic-properties draw:marker-start="Square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2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019cm" fo:min-width="0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021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gradient" draw:fill-gradient-name="Gradient_20_3" draw:fill-hatch-solid="false" draw:textarea-horizontal-align="justify" draw:textarea-vertical-align="middle" draw:auto-grow-height="false" fo:min-height="1.159cm" fo:min-width="4.756cm"/>
    </style:style>
    <style:style style:name="gr11" style:family="graphic" style:parent-style-name="standard">
      <style:graphic-properties draw:textarea-horizontal-align="justify" draw:textarea-vertical-align="middle" draw:auto-grow-height="false" fo:min-height="0.01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15" style:family="graphic" style:parent-style-name="standard">
      <style:graphic-properties svg:stroke-width="0.102cm" svg:stroke-color="#ffd320" draw:marker-start-width="0.509cm" draw:marker-end-width="0.509cm" draw:fill="none" draw:opacity="41%" draw:textarea-horizontal-align="justify" draw:textarea-vertical-align="middle" draw:auto-grow-height="false" fo:min-height="1.474cm" fo:min-width="1.447cm" fo:padding-top="0.176cm" fo:padding-bottom="0.176cm" fo:padding-left="0.301cm" fo:padding-right="0.301cm" draw:shadow-opacity="41%"/>
    </style:style>
    <style:style style:name="gr16" style:family="graphic" style:parent-style-name="objectwithoutfill">
      <style:graphic-properties svg:stroke-width="0.102cm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0000" draw:marker-start="Arrow" draw:marker-start-width="0.609cm" draw:marker-end="" draw:marker-end-width="0.609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="Arrow" draw:marker-start-width="0.609cm" draw:marker-end="" draw:marker-end-width="0.609cm" draw:textarea-vertical-align="middle" fo:padding-top="0.175cm" fo:padding-bottom="0.175cm" fo:padding-left="0.3cm" fo:padding-right="0.3cm"/>
    </style:style>
    <style:style style:name="gr19" style:family="graphic">
      <style:graphic-properties style:protect="size"/>
    </style:style>
    <style:style style:name="pr1" style:family="presentation" style:parent-style-name="Default-title">
      <style:graphic-properties fo:min-height="3.556cm"/>
    </style:style>
    <style:style style:name="pr2" style:family="presentation" style:parent-style-name="Default-title">
      <style:graphic-properties draw:stroke="none" draw:fill="gradient" draw:fill-gradient-name="Tango_20_Yellow" draw:gradient-step-count="37" fo:min-height="4.826cm"/>
    </style:style>
    <style:style style:name="pr3" style:family="presentation" style:parent-style-name="Default-title">
      <style:graphic-properties draw:stroke="none" draw:fill="gradient" draw:fill-gradient-name="Subtle_20_Tango_20_Green" draw:gradient-step-count="37" fo:min-height="4.8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3333"/>
      <style:paragraph-properties fo:text-align="center"/>
      <style:text-properties fo:font-weight="bold"/>
    </style:style>
    <style:style style:name="P6" style:family="paragraph">
      <loext:graphic-properties draw:fill="gradient" draw:fill-gradient-name="Tango_20_Yellow" draw:gradient-step-count="37"/>
      <style:text-properties fo:font-size="26pt" style:font-size-asian="26pt" style:font-size-complex="26pt"/>
    </style:style>
    <style:style style:name="P7" style:family="paragraph">
      <loext:graphic-properties draw:fill="gradient" draw:fill-gradient-name="Gradient_20_3" draw:fill-hatch-solid="false"/>
      <style:paragraph-properties fo:text-align="center"/>
    </style:style>
    <style:style style:name="P8" style:family="paragraph">
      <loext:graphic-properties draw:fill="gradient" draw:fill-gradient-name="Subtle_20_Tango_20_Green" draw:gradient-step-count="37"/>
      <style:text-properties fo:font-size="26pt" style:font-size-asian="26pt" style:font-size-complex="26pt"/>
    </style:style>
    <style:style style:name="P9" style:family="paragraph">
      <loext:graphic-properties draw:fill="none" draw:opacity="41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3.556cm" svg:x="0cm" svg:y="0.762cm" presentation:class="title" presentation:user-transformed="true">
          <draw:text-box>
            <text:p><text:span text:style-name="T1">Non-Linear Decision Boundary vs. Kernel</text:span></text:p>
          </draw:text-box>
        </draw:frame>
        <draw:g>
          <draw:line draw:style-name="gr1" draw:text-style-name="P2" draw:layer="layout" svg:x1="1.598cm" svg:y1="15.933cm" svg:x2="10.922cm" svg:y2="15.933cm">
            <text:p/>
          </draw:line>
          <draw:line draw:style-name="gr2" draw:text-style-name="P2" draw:layer="layout" svg:x1="1.524cm" svg:y1="16.002cm" svg:x2="1.524cm" svg:y2="6.858cm">
            <text:p/>
          </draw:line>
          <draw:custom-shape draw:style-name="gr3" draw:text-style-name="P3" draw:layer="layout" svg:width="0.344cm" svg:height="0.477cm" svg:x="2.98cm" svg:y="12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46cm" svg:height="0.382cm" svg:x="3.67cm" svg:y="10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344cm" svg:height="0.381cm" svg:x="6.088cm" svg:y="9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44cm" svg:height="0.382cm" svg:x="8.16cm" svg:y="10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46cm" svg:height="0.38cm" svg:x="8.85cm" svg:y="12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46cm" svg:height="0.38cm" svg:x="4.36cm" svg:y="14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44cm" svg:height="0.382cm" svg:x="7.124cm" svg:y="14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346cm" svg:height="0.38cm" svg:x="6.778cm" svg:y="12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44cm" svg:height="0.379cm" svg:x="5.052cm" svg:y="12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344cm" svg:height="0.382cm" svg:x="7.124cm" svg:y="11.7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346cm" svg:height="0.379cm" svg:x="6.432cm" svg:y="1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344cm" svg:height="0.38cm" svg:x="6.088cm" svg:y="12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46cm" svg:height="0.381cm" svg:x="5.396cm" svg:y="11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2" draw:text-style-name="P6" draw:layer="layout" svg:width="5.14cm" svg:height="4.826cm" svg:x="22.86cm" svg:y="5.842cm">
          <draw:text-box>
            <text:p><text:span text:style-name="T2">Non-Linear</text:span><text:span text:style-name="T2"><text:line-break/></text:span><text:span text:style-name="T2">Decision</text:span><text:span text:style-name="T2"><text:line-break/></text:span><text:span text:style-name="T2">Boundary</text:span></text:p>
          </draw:text-box>
        </draw:frame>
        <draw:g>
          <draw:frame draw:style-name="gr9" draw:text-style-name="P2" draw:layer="layout" svg:width="9.007cm" svg:height="7.325cm" svg:x="14.732cm" svg:y="12.446cm">
            <draw:image xlink:href="Pictures/10000000000001640000011915926B098ED12E4C.png" xlink:type="simple" xlink:show="embed" xlink:actuate="onLoad">
              <text:p/>
            </draw:image>
          </draw:frame>
          <draw:custom-shape draw:style-name="gr10" draw:text-style-name="P7" draw:layer="layout" svg:width="8.346cm" svg:height="2.237cm" svg:x="15.167cm" svg:y="12.44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4.961cm" svg:y1="19.758cm" svg:x2="23.876cm" svg:y2="19.758cm">
            <text:p/>
          </draw:line>
          <draw:line draw:style-name="gr2" draw:text-style-name="P2" draw:layer="layout" svg:x1="14.891cm" svg:y1="19.812cm" svg:x2="14.891cm" svg:y2="12.646cm">
            <text:p/>
          </draw:line>
          <draw:custom-shape draw:style-name="gr11" draw:text-style-name="P3" draw:layer="layout" svg:width="0.331cm" svg:height="0.375cm" svg:x="16.232cm" svg:y="15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cm" svg:height="0.299cm" svg:x="21.461cm" svg:y="14.7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2cm" svg:height="0.299cm" svg:x="21.865cm" svg:y="15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1cm" svg:height="0.299cm" svg:x="16.406cm" svg:y="14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cm" svg:height="0.297cm" svg:x="21.403cm" svg:y="16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cm" svg:height="0.299cm" svg:x="16.82cm" svg:y="16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1cm" svg:height="0.3cm" svg:x="20.702cm" svg:y="16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3cm" svg:height="0.298cm" svg:x="19.805cm" svg:y="1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31cm" svg:height="0.296cm" svg:x="18.371cm" svg:y="13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31cm" svg:height="0.299cm" svg:x="20.243cm" svg:y="13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29cm" svg:height="0.299cm" svg:x="19.584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331cm" svg:height="0.297cm" svg:x="19.035cm" svg:y="13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3cm" svg:height="0.299cm" svg:x="18.593cm" svg:y="12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31cm" svg:height="0.3cm" svg:x="18.949cm" svg:y="16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" draw:text-style-name="P8" draw:layer="layout" svg:width="5.14cm" svg:height="4.826cm" svg:x="22.86cm" svg:y="14.142cm">
          <draw:text-box>
            <text:p><text:span text:style-name="T2">Kernel</text:span><text:span text:style-name="T2"><text:line-break/></text:span><text:span text:style-name="T2">Method</text:span></text:p>
          </draw:text-box>
        </draw:frame>
        <draw:g>
          <draw:line draw:style-name="gr1" draw:text-style-name="P2" draw:layer="layout" svg:x1="15.053cm" svg:y1="11.632cm" svg:x2="23.622cm" svg:y2="11.632cm">
            <text:p/>
          </draw:line>
          <draw:line draw:style-name="gr2" draw:text-style-name="P2" draw:layer="layout" svg:x1="14.986cm" svg:y1="11.692cm" svg:x2="14.986cm" svg:y2="3.818cm">
            <text:p/>
          </draw:line>
          <draw:custom-shape draw:style-name="gr14" draw:text-style-name="P3" draw:layer="layout" svg:width="0.318cm" svg:height="0.41cm" svg:x="16.322cm" svg:y="8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18cm" svg:height="0.328cm" svg:x="16.957cm" svg:y="6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18cm" svg:height="0.327cm" svg:x="19.179cm" svg:y="5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18cm" svg:height="0.328cm" svg:x="21.082cm" svg:y="6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17cm" svg:height="0.328cm" svg:x="21.718cm" svg:y="8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17cm" svg:height="0.329cm" svg:x="17.593cm" svg:y="9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318cm" svg:height="0.328cm" svg:x="20.131cm" svg:y="10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17cm" svg:height="0.326cm" svg:x="19.81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18cm" svg:height="0.327cm" svg:x="18.227cm" svg:y="8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18cm" svg:height="0.328cm" svg:x="20.131cm" svg:y="8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17cm" svg:height="0.326cm" svg:x="19.497cm" svg:y="7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318cm" svg:height="0.327cm" svg:x="19.179cm" svg:y="8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17cm" svg:height="0.329cm" svg:x="18.545cm" svg:y="7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2.897cm" svg:height="2.58cm" svg:x="17.883cm" svg:y="7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6" draw:text-style-name="P2" draw:layer="layout" svg:x1="10.922cm" svg:y1="12.446cm" svg:x2="12.954cm" svg:y2="12.446cm">
            <text:p/>
          </draw:line>
          <draw:line draw:style-name="gr17" draw:text-style-name="P3" draw:layer="layout" svg:x1="14.224cm" svg:y1="9.906cm" svg:x2="12.954cm" svg:y2="12.446cm">
            <text:p/>
          </draw:line>
          <draw:line draw:style-name="gr18" draw:text-style-name="P3" draw:layer="layout" svg:x1="14.224cm" svg:y1="14.732cm" svg:x2="12.954cm" svg:y2="12.446cm">
            <text:p/>
          </draw:line>
        </draw:g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e6e6ff" draw:end-color="#555753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23:36:52.986630063</meta:creation-date>
    <dc:date>2018-12-15T22:08:52.815142361</dc:date>
    <meta:editing-duration>PT21M6S</meta:editing-duration>
    <meta:editing-cycles>5</meta:editing-cycles>
    <meta:generator>LibreOffice/5.1.6.2$Linux_X86_64 LibreOffice_project/10m0$Build-2</meta:generator>
    <meta:document-statistic meta:object-count="82"/>
  </office:meta>
</office:document-meta>
</file>